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0eff" officeooo:paragraph-rsid="000a0eff"/>
    </style:style>
    <style:style style:name="P2" style:family="paragraph" style:parent-style-name="Standard">
      <style:paragraph-properties fo:text-align="start" style:justify-single-word="false"/>
      <style:text-properties officeooo:rsid="000a0eff" officeooo:paragraph-rsid="000a0e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review 17/01</text:p>
      <text:p text:style-name="P1"/>
      <text:p text:style-name="P1"/>
      <text:p text:style-name="P2">- Stratégie buisness pour promouvoir ses compétences pour résoudre un problème demandé par les entreprises.</text:p>
      <text:p text:style-name="P2">- <text:s/>Veille sur Open data pour comprendre l’importance des données ouvertes et de la donnée en elle même.</text:p>
      <text:p text:style-name="P2">- Recherches d’offres d’emploi et de stages par rapport à la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4:45:45.240314366</meta:creation-date>
    <dc:date>2020-01-17T14:55:17.558786933</dc:date>
    <meta:editing-duration>PT48M53S</meta:editing-duration>
    <meta:editing-cycles>1</meta:editing-cycles>
    <meta:document-statistic meta:table-count="0" meta:image-count="0" meta:object-count="0" meta:page-count="1" meta:paragraph-count="4" meta:word-count="48" meta:character-count="294" meta:non-whitespace-character-count="249"/>
    <meta:generator>LibreOffice/6.0.7.3$Linux_X86_64 LibreOffice_project/00m0$Build-3</meta:generator>
  </office:meta>
</office:document-meta>
</file>